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13000001339449ACE349DB4694.png" manifest:media-type="image/png"/>
  <manifest:file-entry manifest:full-path="Pictures/1000000000000C3B00000404F948407326B080F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Open Sans" svg:font-family="'Open Sans', Arial, Helvetica, sans-serif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5.798cm" table:align="center"/>
    </style:style>
    <style:style style:name="Table2.A" style:family="table-column">
      <style:table-column-properties style:column-width="1.408cm"/>
    </style:style>
    <style:style style:name="Table2.B" style:family="table-column">
      <style:table-column-properties style:column-width="4.39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er">
      <style:paragraph-properties style:line-height-at-least="0.423cm" fo:text-align="center" style:justify-single-word="false"/>
      <style:text-properties style:font-name="Times New Roman" fo:font-size="12pt" officeooo:paragraph-rsid="00056ac4" style:font-size-asian="12pt" style:font-name-complex="Times New Roman1" style:font-size-complex="12pt"/>
    </style:style>
    <style:style style:name="P2" style:family="paragraph" style:parent-style-name="Header">
      <style:paragraph-properties style:line-height-at-least="0.423cm" fo:text-align="center" style:justify-single-word="false"/>
      <style:text-properties officeooo:paragraph-rsid="0011327b"/>
    </style:style>
    <style:style style:name="P3" style:family="paragraph" style:parent-style-name="Header">
      <style:paragraph-properties style:line-height-at-least="0.423cm" fo:text-align="center" style:justify-single-word="false"/>
      <style:text-properties officeooo:paragraph-rsid="00056ac4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056ac4" officeooo:paragraph-rsid="00056ac4" style:font-size-asian="12pt" style:font-name-complex="Times New Roman1" style:font-size-complex="12pt"/>
    </style:style>
    <style:style style:name="P5" style:family="paragraph" style:parent-style-name="Standard">
      <style:paragraph-properties style:line-height-at-least="0.423cm" fo:text-align="center" style:justify-single-word="false"/>
      <style:text-properties style:font-name="Comic Sans MS" fo:font-size="12pt" style:text-underline-style="solid" style:text-underline-width="auto" style:text-underline-color="font-color" officeooo:rsid="0014f8dc" officeooo:paragraph-rsid="0014f8dc" style:font-size-asian="12pt" style:font-name-complex="Times New Roman1" style:font-size-complex="12pt"/>
    </style:style>
    <style:style style:name="P6" style:family="paragraph" style:parent-style-name="Text_20_body">
      <style:paragraph-properties style:line-height-at-least="0.423cm" fo:text-align="justify" style:justify-single-word="false"/>
      <style:text-properties fo:font-variant="normal" fo:text-transform="none" fo:color="#222222" style:font-name="Comic Sans MS" fo:font-size="11pt" fo:letter-spacing="normal" fo:font-style="normal" style:text-underline-style="none" fo:font-weight="normal" officeooo:rsid="00120449" officeooo:paragraph-rsid="00056ac4" style:font-size-asian="11pt" style:font-name-complex="Times New Roman1" style:font-size-complex="11pt"/>
    </style:style>
    <style:style style:name="P7" style:family="paragraph" style:parent-style-name="Text_20_body">
      <style:paragraph-properties style:line-height-at-least="0.423cm" fo:text-align="justify" style:justify-single-word="false"/>
      <style:text-properties fo:font-variant="normal" fo:text-transform="none" fo:color="#222222" style:font-name="Comic Sans MS" fo:font-size="11pt" fo:letter-spacing="normal" fo:font-style="normal" style:text-underline-style="none" fo:font-weight="normal" officeooo:rsid="0018f951" officeooo:paragraph-rsid="0018f951" style:font-size-asian="11pt" style:font-name-complex="Times New Roman1" style:font-size-complex="11pt"/>
    </style:style>
    <style:style style:name="P8" style:family="paragraph" style:parent-style-name="Text_20_body">
      <style:paragraph-properties style:line-height-at-least="0.423cm" fo:text-align="start" style:justify-single-word="false"/>
      <style:text-properties fo:font-variant="normal" fo:text-transform="none" fo:color="#222222" style:font-name="sans-serif" fo:font-size="10.5pt" fo:letter-spacing="normal" fo:font-style="normal" style:text-underline-style="none" fo:font-weight="normal" officeooo:rsid="00162ca4" officeooo:paragraph-rsid="00162ca4" style:font-size-asian="12pt" style:font-name-complex="Times New Roman1" style:font-size-complex="12pt"/>
    </style:style>
    <style:style style:name="P9" style:family="paragraph" style:parent-style-name="Text_20_body">
      <style:paragraph-properties style:line-height-at-least="0.423cm" fo:text-align="justify" style:justify-single-word="false"/>
      <style:text-properties fo:font-variant="normal" fo:text-transform="none" fo:color="#000000" style:font-name="Open Sans" fo:font-size="10.5pt" fo:letter-spacing="normal" fo:font-style="normal" style:text-underline-style="none" fo:font-weight="normal" officeooo:rsid="0018f951" officeooo:paragraph-rsid="0018f951" style:font-size-asian="11pt" style:font-name-complex="Times New Roman1" style:font-size-complex="11pt"/>
    </style:style>
    <style:style style:name="P10" style:family="paragraph" style:parent-style-name="Text_20_body">
      <style:paragraph-properties style:line-height-at-least="0.423cm" fo:text-align="justify" style:justify-single-word="false"/>
      <style:text-properties style:font-name="Comic Sans MS" fo:font-size="11pt" style:text-underline-style="none" fo:font-weight="normal" officeooo:rsid="0018f951" officeooo:paragraph-rsid="0018f951" style:font-size-asian="11pt" style:font-name-complex="Times New Roman1" style:font-size-complex="11pt"/>
    </style:style>
    <style:style style:name="P11" style:family="paragraph" style:parent-style-name="Table_20_Contents">
      <style:paragraph-properties fo:text-align="justify" style:justify-single-word="false"/>
      <style:text-properties style:font-name="Comic Sans MS" fo:font-size="11pt" style:font-size-asian="11pt" style:font-name-complex="Times New Roman1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omic Sans MS" fo:font-size="11pt" officeooo:paragraph-rsid="0019b822" style:font-size-asian="11pt" style:font-name-complex="Times New Roman1" style:font-size-complex="11pt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56ac4" style:font-size-asian="12pt" style:font-name-complex="Times New Roman1" style:font-size-complex="12pt"/>
    </style:style>
    <style:style style:name="T3" style:family="text">
      <style:text-properties fo:color="#000000" style:font-name="Verdana" fo:font-size="7.5pt" fo:font-weight="bold" fo:background-color="#ffffff" loext:char-shading-value="0" style:font-size-asian="7.5pt" style:font-weight-asian="bold" style:font-size-complex="7.5pt" style:font-weight-complex="bold"/>
    </style:style>
    <style:style style:name="T4" style:family="text">
      <style:text-properties fo:color="#000000" style:font-name="Verdana" fo:font-size="7.5pt" fo:background-color="#ffffff" loext:char-shading-value="0" style:font-size-asian="7.5pt" style:font-size-complex="7.5pt"/>
    </style:style>
    <style:style style:name="T5" style:family="text">
      <style:text-properties fo:font-variant="normal" fo:text-transform="none" fo:color="#222222" fo:letter-spacing="normal" fo:font-style="normal"/>
    </style:style>
    <style:style style:name="T6" style:family="text">
      <style:text-properties fo:font-variant="normal" fo:text-transform="none" fo:color="#222222" fo:letter-spacing="normal" fo:font-style="normal" officeooo:rsid="001bd4ea"/>
    </style:style>
    <style:style style:name="T7" style:family="text">
      <style:text-properties officeooo:rsid="00162ca4"/>
    </style:style>
    <style:style style:name="T8" style:family="text">
      <style:text-properties officeooo:rsid="0019b822"/>
    </style:style>
    <style:style style:name="T9" style:family="text">
      <style:text-properties fo:color="#222222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7">Resolução da </text:span>Atividade (05/06/18)</text:p>
      <text:p text:style-name="P8">[Questão1]</text:p>
      <text:p text:style-name="P7">1-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#!/bin/bash/bc -l</text:p>
            <text:p text:style-name="P11">#echo "Vou buscar os dados do sistema. Posso <text:s/>continuar ? [sn] "</text:p>
            <text:p text:style-name="P11">#read RESPOSTA</text:p>
            <text:p text:style-name="P11">#test "$RESPOSTA" = "n"&amp;&amp; exit</text:p>
            <text:p text:style-name="P11"/>
            <text:p text:style-name="P11">echo "#############################################"</text:p>
            <text:p text:style-name="P11">echo "IMPRIMINDO A DATA E HORARIO"</text:p>
            <text:p text:style-name="P11">echo "Data e Horário:"</text:p>
            <text:p text:style-name="P11">date</text:p>
            <text:p text:style-name="P11">echo</text:p>
            <text:p text:style-name="P11"/>
            <text:p text:style-name="P12">echo "##############################################"</text:p>
            <text:p text:style-name="P11">echo "IMPRESSÃO DA MENSAGEM ALEATÓRIAMENTE"</text:p>
            <text:p text:style-name="P11">echo</text:p>
            <text:p text:style-name="P11">cont=0</text:p>
            <text:p text:style-name="P11">while read LINHA;</text:p>
            <text:p text:style-name="P11">do</text:p>
            <text:p text:style-name="P11"><text:s text:c="8"/>let cont++</text:p>
            <text:p text:style-name="P11">done &lt; bible.txt</text:p>
            <text:p text:style-name="P11">valor=$(($RANDOM % $cont+1))</text:p>
            <text:p text:style-name="P11">cont=0</text:p>
            <text:p text:style-name="P11">while read LINHA;</text:p>
            <text:p text:style-name="P11">do</text:p>
            <text:p text:style-name="P11"><text:s text:c="8"/>if [ "$valor" == "$cont" ]</text:p>
            <text:p text:style-name="P11"><text:s text:c="8"/>then</text:p>
            <text:p text:style-name="P11"><text:s text:c="16"/>echo -e $LINHA &amp;&amp; break</text:p>
            <text:p text:style-name="P11"><text:s text:c="8"/>fi</text:p>
            <text:p text:style-name="P11"><text:s text:c="8"/>let cont++</text:p>
            <text:p text:style-name="P11">done &lt; bible.txt</text:p>
            <text:p text:style-name="P11">echo</text:p>
            <text:p text:style-name="P11"/>
            <text:p text:style-name="P11">echo "###############################################"</text:p>
            <text:p text:style-name="P11">echo "IMPRIMINDO"</text:p>
            <text:p text:style-name="P11">echo "O espaço livre e ocupado do hard disk em Gigabyte (GB)"</text:p>
            <text:p text:style-name="P11">df -h</text:p>
            <text:p text:style-name="P11">echo</text:p>
            <text:p text:style-name="P11"/>
            <text:p text:style-name="P11"/>
            <text:p text:style-name="P11"><text:soft-page-break/>echo "###############################################"</text:p>
            <text:p text:style-name="P11">echo "IMPRIMINDO"</text:p>
            <text:p text:style-name="P11">echo "O espaço livre e ocupado na memória RAM em Gigabyte (GB)"</text:p>
            <text:p text:style-name="P11">free -m -t</text:p>
            <text:p text:style-name="P11">echo</text:p>
            <text:p text:style-name="P11"/>
            <text:p text:style-name="P11">echo "###############################################"</text:p>
            <text:p text:style-name="P11">echo "IMPRIMINDO"</text:p>
            <text:p text:style-name="P11">echo "todos os arquivos contidos na pasta Downloads"</text:p>
            <text:p text:style-name="P11">ls Downloads/</text:p>
            <text:p text:style-name="P11">echo </text:p>
            <text:p text:style-name="P11"/>
            <text:p text:style-name="P11">echo "###############################################"</text:p>
            <text:p text:style-name="P11">echo "IMPRIMINDO"</text:p>
            <text:p text:style-name="P11">echo "o número de imagens, videos e arquivos de música na pasta home</text:p>
            <text:p text:style-name="P11">do usuário" </text:p>
            <text:p text:style-name="P11">ls -l /home/WizIbk/</text:p>
            <text:p text:style-name="P11"/>
            <text:p text:style-name="P11">echo "###############################################"</text:p>
            <text:p text:style-name="P11">echo "ACABOU"</text:p>
            <text:p text:style-name="P11">echo "###############################################"</text:p>
            <text:p text:style-name="P11"/>
            <text:p text:style-name="P11"/>
          </table:table-cell>
        </table:table-row>
      </table:table>
      <text:p text:style-name="P7"/>
      <text:p text:style-name="P6"/>
      <text:p text:style-name="P6"/>
      <text:p text:style-name="P10"><text:span text:style-name="T5">2- */</text:span><text:span text:style-name="T6">5</text:span><text:span text:style-name="T5"> * * * * /home/WizIbk/Dropbox/4eme\ Semestre/SISTEMAS\ OPERACIONAIS\ I/ARQUIVOS\ GIT/Ibukun_atv_os16_rr_2018/questao1.sh</text:span></text:p>
      <text:p text:style-name="P9"><text:span text:style-name="T9">a linha é dividida em 6 campos separados por tabs ou espaço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Campo</text:p>
          </table:table-cell>
          <table:table-cell table:style-name="Table2.A1" office:value-type="string">
            <text:p text:style-name="Table_20_Contents">Função</text:p>
          </table:table-cell>
        </table:table-row>
        <table:table-row>
          <table:table-cell table:style-name="Table2.A1" office:value-type="string">
            <text:p text:style-name="Table_20_Contents">1o.</text:p>
          </table:table-cell>
          <table:table-cell table:style-name="Table2.A1" office:value-type="string">
            <text:p text:style-name="Table_20_Contents">Minuto</text:p>
          </table:table-cell>
        </table:table-row>
        <table:table-row>
          <table:table-cell table:style-name="Table2.A1" office:value-type="string">
            <text:p text:style-name="Table_20_Contents">2o.</text:p>
          </table:table-cell>
          <table:table-cell table:style-name="Table2.A1" office:value-type="string">
            <text:p text:style-name="Table_20_Contents">Hora</text:p>
          </table:table-cell>
        </table:table-row>
        <table:table-row>
          <table:table-cell table:style-name="Table2.A1" office:value-type="string">
            <text:p text:style-name="Table_20_Contents">3o.</text:p>
          </table:table-cell>
          <table:table-cell table:style-name="Table2.A1" office:value-type="string">
            <text:p text:style-name="Table_20_Contents">Dia do mês</text:p>
          </table:table-cell>
        </table:table-row>
        <table:table-row>
          <table:table-cell table:style-name="Table2.A1" office:value-type="string">
            <text:p text:style-name="Table_20_Contents">4o.</text:p>
          </table:table-cell>
          <table:table-cell table:style-name="Table2.A1" office:value-type="string">
            <text:p text:style-name="Table_20_Contents">Mês</text:p>
          </table:table-cell>
        </table:table-row>
        <table:table-row>
          <table:table-cell table:style-name="Table2.A1" office:value-type="string">
            <text:p text:style-name="Table_20_Contents">5o.</text:p>
          </table:table-cell>
          <table:table-cell table:style-name="Table2.A1" office:value-type="string">
            <text:p text:style-name="Table_20_Contents">Dia da semana</text:p>
          </table:table-cell>
        </table:table-row>
        <table:table-row>
          <table:table-cell table:style-name="Table2.A1" office:value-type="string">
            <text:p text:style-name="Table_20_Contents">6o.</text:p>
          </table:table-cell>
          <table:table-cell table:style-name="Table2.A1" office:value-type="string">
            <text:p text:style-name="Table_20_Contents">Programa para execução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Open Sans" svg:font-family="'Open Sans', Arial, Helvetica, sans-serif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line-height-at-least="0.423cm" fo:text-align="center" style:justify-single-word="false"/>
      <style:text-properties style:font-name="Times New Roman" fo:font-size="12pt" officeooo:paragraph-rsid="00056ac4" style:font-size-asian="12pt" style:font-name-complex="Times New Roman1" style:font-size-complex="12pt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Header">
      <style:paragraph-properties style:line-height-at-least="0.423cm" fo:text-align="center" style:justify-single-word="false"/>
      <style:text-properties officeooo:paragraph-rsid="0011327b"/>
    </style:style>
    <style:style style:name="MP4" style:family="paragraph" style:parent-style-name="Header">
      <style:paragraph-properties style:line-height-at-least="0.423cm" fo:text-align="center" style:justify-single-word="false"/>
      <style:text-properties officeooo:paragraph-rsid="00056ac4"/>
    </style:style>
    <style:style style:name="MP5" style:family="paragraph" style:parent-style-name="Standard">
      <style:paragraph-properties fo:text-align="center" style:justify-single-word="false"/>
      <style:text-properties style:font-name="Times New Roman" fo:font-size="12pt" officeooo:rsid="00056ac4" officeooo:paragraph-rsid="00056ac4" style:font-size-asian="12pt" style:font-name-complex="Times New Roman1" style:font-size-complex="12pt"/>
    </style:style>
    <style:style style:name="MT1" style:family="text">
      <style:text-properties style:font-name="Times New Roman" fo:font-size="12pt" style:font-size-asian="12pt" style:font-name-complex="Times New Roman1" style:font-size-complex="12pt"/>
    </style:style>
    <style:style style:name="MT2" style:family="text">
      <style:text-properties fo:color="#000000" style:font-name="Verdana" fo:font-size="7.5pt" fo:font-weight="bold" fo:background-color="#ffffff" loext:char-shading-value="0" style:font-size-asian="7.5pt" style:font-weight-asian="bold" style:font-size-complex="7.5pt" style:font-weight-complex="bold"/>
    </style:style>
    <style:style style:name="MT3" style:family="text">
      <style:text-properties fo:color="#000000" style:font-name="Verdana" fo:font-size="7.5pt" fo:background-color="#ffffff" loext:char-shading-value="0" style:font-size-asian="7.5pt" style:font-size-complex="7.5pt"/>
    </style:style>
    <style:style style:name="MT4" style:family="text">
      <style:text-properties style:font-name="Times New Roman" fo:font-size="12pt" officeooo:rsid="00056ac4" style:font-size-asian="12pt" style:font-name-complex="Times New Roman1" style:font-size-complex="12pt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1" draw:name="Picture 4" draw:style-name="Mgr1" draw:text-style-name="MP2" svg:width="4.234cm" svg:height="1.604cm" svg:x="12.866cm" svg:y="0.171cm"><draw:image xlink:href="Pictures/1000000000000C3B00000404F948407326B080F1.jpg" xlink:type="simple" xlink:show="embed" xlink:actuate="onLoad"><text:p/></draw:image></draw:frame><draw:frame text:anchor-type="paragraph" draw:z-index="3" draw:name="Imagem 2" draw:style-name="Mgr1" draw:text-style-name="MP2" svg:width="3.036cm" svg:height="2.565cm" svg:x="0.49cm" svg:y="-0.279cm"><draw:image xlink:href="Pictures/1000020100000113000001339449ACE349DB4694.png" xlink:type="simple" xlink:show="embed" xlink:actuate="onLoad"><text:p/></draw:image></draw:frame>UNIVERSIDADE FEDERAL DE RORAIMA</text:p>
        <text:p text:style-name="MP3"><text:span text:style-name="MT1">PROFESSOR (A) :</text:span><text:span text:style-name="MT2"> </text:span><text:a xlink:type="simple" xlink:href="http://docente.ufrr.br/herbert.rocha" office:target-frame-name="Acesse a página pública deste docente" xlink:show="replace" text:style-name="Internet_20_link" text:visited-style-name="Visited_20_Internet_20_Link"><text:span text:style-name="MT1">Herbert Oliveira Rocha</text:span></text:a><text:span text:style-name="apple-converted-space"><text:span text:style-name="MT3"> </text:span></text:span></text:p>
        <text:p text:style-name="MP4"><text:span text:style-name="MT1">DISCIPLINA DE </text:span><text:span text:style-name="MT4">SISTEMAS OPERACIONAIS</text:span><text:span text:style-name="MT1">.</text:span></text:p>
        <text:p text:style-name="MP5">ALUNO : <text:s/>Ibukun Chife didier Adjitch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1:25:56.678273427</meta:creation-date>
    <dc:date>2018-06-05T23:37:27.956390989</dc:date>
    <meta:editing-duration>PT2H11M53S</meta:editing-duration>
    <meta:editing-cycles>8</meta:editing-cycles>
    <meta:generator>LibreOffice/5.4.7.2$Linux_X86_64 LibreOffice_project/40$Build-2</meta:generator>
    <meta:document-statistic meta:table-count="2" meta:image-count="0" meta:object-count="0" meta:page-count="2" meta:paragraph-count="75" meta:word-count="231" meta:character-count="1770" meta:non-whitespace-character-count="1550"/>
  </office:meta>
</office:document-meta>
</file>